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9999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a0f10" officeooo:paragraph-rsid="001a0f10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a0f10" officeooo:paragraph-rsid="001a0f10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b6e20" officeooo:paragraph-rsid="001b6e2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b6e20" officeooo:paragraph-rsid="001d67f2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4pt" officeooo:rsid="001b6e20" officeooo:paragraph-rsid="001b6e20" style:font-size-asian="12.25pt" style:font-size-complex="14pt"/>
    </style:style>
    <style:style style:name="P6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ize="14pt" officeooo:rsid="001a0f10" officeooo:paragraph-rsid="001a0f10" style:font-size-asian="14pt" style:font-size-complex="14pt"/>
    </style:style>
    <style:style style:name="P7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ize="14pt" officeooo:rsid="001b6e20" officeooo:paragraph-rsid="001b6e20" style:font-size-asian="12.25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1a0f10" officeooo:paragraph-rsid="001a0f10" style:font-size-asian="12pt" style:font-size-complex="12pt"/>
    </style:style>
    <style:style style:name="T1" style:family="text">
      <style:text-properties officeooo:rsid="001b6e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5ae2" style:font-weight-asian="bold" style:font-weight-complex="bold"/>
    </style:style>
    <style:style style:name="T4" style:family="text">
      <style:text-properties fo:font-weight="bold" officeooo:rsid="001d67f2" style:font-weight-asian="bold" style:font-weight-complex="bold"/>
    </style:style>
    <style:style style:name="T5" style:family="text">
      <style:text-properties fo:font-weight="bold" officeooo:rsid="001f4a7d" style:font-weight-asian="bold" style:font-weight-complex="bold"/>
    </style:style>
    <style:style style:name="T6" style:family="text">
      <style:text-properties officeooo:rsid="001c5ae2"/>
    </style:style>
    <style:style style:name="T7" style:family="text">
      <style:text-properties fo:font-weight="normal" officeooo:rsid="001d67f2" style:font-weight-asian="normal" style:font-weight-complex="normal"/>
    </style:style>
    <style:style style:name="T8" style:family="text">
      <style:text-properties fo:font-weight="normal" officeooo:rsid="001f4a7d" style:font-weight-asian="normal" style:font-weight-complex="normal"/>
    </style:style>
    <style:style style:name="T9" style:family="text">
      <style:text-properties officeooo:rsid="001f4a7d"/>
    </style:style>
    <style:style style:name="T10" style:family="text">
      <style:text-properties officeooo:rsid="001fe7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mal Form<text:span text:style-name="T10">e</text:span></text:p>
      <text:p text:style-name="P1"/>
      <text:p text:style-name="P2">Dans une base de donnée, on ne veut pas qu'il y a de redondance et la normalisation va permettre d'éviter les erreurs.</text:p>
      <text:p text:style-name="P2"/>
      <text:p text:style-name="P2">BCNF permet de valider une table, on en trouve aussi qui permet de valider un ensemble de tables mais l'on ne verra pas ça ici</text:p>
      <text:p text:style-name="P2"/>
      <text:p text:style-name="P2">Dans une base de données, c'est les clés qui sont utilisé pour vérifier.</text:p>
      <text:p text:style-name="P2"/>
      <text:p text:style-name="P2">L'objectif ici va être de bien positionné la clé ou alors vérifier que celle déjà présente sont bien placés. Celle-ci permettent de définir des dépendances</text:p>
      <text:p text:style-name="P2"/>
      <text:p text:style-name="P2"/>
      <text:p text:style-name="P2">Par exemple on peu dire que pour un couple nom/prénom il ne peut y avoir qu'une adresse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Adresse</text:p>
          </table:table-cell>
          <table:table-cell table:style-name="Tableau1.A1" office:value-type="string">
            <text:p text:style-name="P9">Code postal</text:p>
          </table:table-cell>
          <table:table-cell table:style-name="Tableau1.E1" office:value-type="string">
            <text:p text:style-name="P9">ville</text:p>
          </table:table-cell>
        </table:table-row>
        <table:table-row>
          <table:table-cell table:style-name="Tableau1.D2" office:value-type="string">
            <text:p text:style-name="P8"/>
          </table:table-cell>
          <table:table-cell table:style-name="Tableau1.D2" office:value-type="string">
            <text:p text:style-name="P8"/>
          </table:table-cell>
          <table:table-cell table:style-name="Tableau1.D2" office:value-type="string">
            <text:p text:style-name="P8"/>
          </table:table-cell>
          <table:table-cell table:style-name="Tableau1.D2" office:value-type="string">
            <text:p text:style-name="P8"/>
          </table:table-cell>
          <table:table-cell table:style-name="Tableau1.E2" office:value-type="string">
            <text:p text:style-name="P8"/>
          </table:table-cell>
        </table:table-row>
      </table:table>
      <text:p text:style-name="P2"/>
      <text:p text:style-name="P6">Dépendance <text:span text:style-name="T1">élémentaire/</text:span>direct</text:p>
      <text:p text:style-name="P2"/>
      <text:p text:style-name="P2">DF Direct : il n'existe pas d'<text:span text:style-name="T1">autres </text:span>attribut pour <text:span text:style-name="T1">lié deux colonnes</text:span></text:p>
      <text:p text:style-name="P2"/>
      <text:p text:style-name="P3">DF Élémentaire :</text:p>
      <text:p text:style-name="P3"><text:tab/>(nom,prénom) → adresse</text:p>
      <text:p text:style-name="P3"><text:tab/>(prénom) <text:s text:c="8"/>→ adresse</text:p>
      <text:p text:style-name="P3"/>
      <text:p text:style-name="P3"><text:tab/>Ici la première dépendance n'est pas élémentaire </text:p>
      <text:p text:style-name="P5"/>
      <text:p text:style-name="P7">Critères</text:p>
      <text:p text:style-name="P2"/>
      <text:p text:style-name="P3"><text:span text:style-name="T2">1ère form</text:span><text:span text:style-name="T5">e</text:span><text:span text:style-name="T2"> normal </text:span><text:span text:style-name="T3">(1FN)</text:span><text:span text:style-name="T2"> :</text:span> il n'a pas de sous tableau dans une table (il n'y a que des lignes)</text:p>
      <text:p text:style-name="P2"/>
      <text:p text:style-name="P4"><text:span text:style-name="T2">2ème form</text:span><text:span text:style-name="T5">e</text:span><text:span text:style-name="T2"> normal :</text:span> <text:s/><text:span text:style-name="T6">Permet d'identifier les dépendances non fonctionnel</text:span></text:p>
      <text:p text:style-name="P4"/>
      <text:p text:style-name="P4"><text:span text:style-name="T4">3ème form</text:span><text:span text:style-name="T5">e</text:span><text:span text:style-name="T4"> normal(BCFN) : </text:span><text:span text:style-name="T7">Les sources doivent être clé de la table. </text:span><text:span text:style-name="T8">En FNBC on ne peut pas forcement garder toutes les dépendances,</text:span> <text:span text:style-name="T9">mais au moins on est sur qu'elle en causeront pas de problè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be Pierre</meta:initial-creator>
    <meta:creation-date>2017-02-13T14:08:42.806017531</meta:creation-date>
    <dc:date>2017-02-13T15:34:57.451781036</dc:date>
    <dc:creator>Bernabe Pierre</dc:creator>
    <meta:editing-duration>PT23M20S</meta:editing-duration>
    <meta:editing-cycles>2</meta:editing-cycles>
    <meta:generator>LibreOffice/4.2.8.2$Linux_X86_64 LibreOffice_project/420$Build-2</meta:generator>
    <meta:document-statistic meta:table-count="1" meta:image-count="0" meta:object-count="0" meta:page-count="1" meta:paragraph-count="21" meta:word-count="206" meta:character-count="1182" meta:non-whitespace-character-count="984"/>
  </office:meta>
</office:document-meta>
</file>